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8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finitivo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Def_INT</text:p>
          </table:table-cell>
          <table:table-cell office:value-type="string" calcext:value-type="string">
            <text:p>Def_CNJ</text:p>
          </table:table-cell>
          <table:table-cell office:value-type="string" calcext:value-type="string">
            <text:p>Prov_INT</text:p>
          </table:table-cell>
          <table:table-cell office:value-type="string" calcext:value-type="string">
            <text:p>Prov_CNJ</text:p>
          </table:table-cell>
          <table:table-cell table:number-columns-repeated="2" office:value-type="string" calcext:value-type="string">
            <text:p>Def-Prov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MIENTO DE INTEGRACION Y DESARROLLO</text:p>
          </table:table-cell>
          <table:table-cell office:value-type="string" calcext:value-type="string">
            <text:p>001-MOVIMIENTO DE INTEGRACION Y DESARROLLO</text:p>
          </table:table-cell>
          <table:table-cell office:value-type="float" office:value="1229" calcext:value-type="float">
            <text:p>1229</text:p>
          </table:table-cell>
          <table:table-cell office:value-type="float" office:value="1195" calcext:value-type="float">
            <text:p>1195</text:p>
          </table:table-cell>
          <table:table-cell table:formula="of:=VLOOKUP([.A2];[$provINT.A:.C];3;0)" office:value-type="float" office:value="1199" calcext:value-type="float">
            <text:p>1199</text:p>
          </table:table-cell>
          <table:table-cell table:formula="of:=VLOOKUP([.A2];[$'prov CNJ'.A:.C];3;0)" office:value-type="float" office:value="1166" calcext:value-type="float">
            <text:p>1166</text:p>
          </table:table-cell>
          <table:table-cell table:formula="of:=+[.D2]-[.F2]" office:value-type="float" office:value="30" calcext:value-type="float">
            <text:p>30</text:p>
          </table:table-cell>
          <table:table-cell table:formula="of:=+[.E2]-[.G2]" office:value-type="float" office:value="29" calcext:value-type="float">
            <text:p>29</text:p>
          </table:table-cell>
          <table:table-cell table:formula="of:=+[.H2]/[.D2]" office:value-type="float" office:value="0.0244100895036615" calcext:value-type="float">
            <text:p>0,0244100895036615</text:p>
          </table:table-cell>
          <table:table-cell table:formula="of:=+[.I2]/[.E2]" office:value-type="float" office:value="0.0242677824267782" calcext:value-type="float">
            <text:p>0,02426778242677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NION POPULAR FEDERAL</text:p>
          </table:table-cell>
          <table:table-cell office:value-type="string" calcext:value-type="string">
            <text:p>023-UNION POPULAR FEDERAL</text:p>
          </table:table-cell>
          <table:table-cell office:value-type="float" office:value="387" calcext:value-type="float">
            <text:p>387</text:p>
          </table:table-cell>
          <table:table-cell office:value-type="float" office:value="411" calcext:value-type="float">
            <text:p>411</text:p>
          </table:table-cell>
          <table:table-cell table:formula="of:=VLOOKUP([.A3];[$provINT.A:.C];3;0)" office:value-type="float" office:value="379" calcext:value-type="float">
            <text:p>379</text:p>
          </table:table-cell>
          <table:table-cell table:formula="of:=VLOOKUP([.A3];[$'prov CNJ'.A:.C];3;0)" office:value-type="float" office:value="402" calcext:value-type="float">
            <text:p>402</text:p>
          </table:table-cell>
          <table:table-cell table:formula="of:=+[.D3]-[.F3]" office:value-type="float" office:value="8" calcext:value-type="float">
            <text:p>8</text:p>
          </table:table-cell>
          <table:table-cell table:formula="of:=+[.E3]-[.G3]" office:value-type="float" office:value="9" calcext:value-type="float">
            <text:p>9</text:p>
          </table:table-cell>
          <table:table-cell table:formula="of:=+[.H3]/[.D3]" office:value-type="float" office:value="0.020671834625323" calcext:value-type="float">
            <text:p>0,020671834625323</text:p>
          </table:table-cell>
          <table:table-cell table:formula="of:=+[.I3]/[.E3]" office:value-type="float" office:value="0.0218978102189781" calcext:value-type="float">
            <text:p>0,02189781021897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VIMIENTO LIBRES DEL SUR</text:p>
          </table:table-cell>
          <table:table-cell office:value-type="string" calcext:value-type="string">
            <text:p>040-MOVIMIENTO LIBRES DEL SUR</text:p>
          </table:table-cell>
          <table:table-cell office:value-type="float" office:value="865" calcext:value-type="float">
            <text:p>865</text:p>
          </table:table-cell>
          <table:table-cell office:value-type="float" office:value="810" calcext:value-type="float">
            <text:p>810</text:p>
          </table:table-cell>
          <table:table-cell table:formula="of:=VLOOKUP([.A4];[$provINT.A:.C];3;0)" office:value-type="float" office:value="847" calcext:value-type="float">
            <text:p>847</text:p>
          </table:table-cell>
          <table:table-cell table:formula="of:=VLOOKUP([.A4];[$'prov CNJ'.A:.C];3;0)" office:value-type="float" office:value="794" calcext:value-type="float">
            <text:p>794</text:p>
          </table:table-cell>
          <table:table-cell table:formula="of:=+[.D4]-[.F4]" office:value-type="float" office:value="18" calcext:value-type="float">
            <text:p>18</text:p>
          </table:table-cell>
          <table:table-cell table:formula="of:=+[.E4]-[.G4]" office:value-type="float" office:value="16" calcext:value-type="float">
            <text:p>16</text:p>
          </table:table-cell>
          <table:table-cell table:formula="of:=+[.H4]/[.D4]" office:value-type="float" office:value="0.0208092485549133" calcext:value-type="float">
            <text:p>0,0208092485549133</text:p>
          </table:table-cell>
          <table:table-cell table:formula="of:=+[.I4]/[.E4]" office:value-type="float" office:value="0.0197530864197531" calcext:value-type="float">
            <text:p>0,01975308641975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ENTE GRANDE</text:p>
          </table:table-cell>
          <table:table-cell office:value-type="string" calcext:value-type="string">
            <text:p>041-FRENTE GRANDE</text:p>
          </table:table-cell>
          <table:table-cell office:value-type="float" office:value="195" calcext:value-type="float">
            <text:p>195</text:p>
          </table:table-cell>
          <table:table-cell office:value-type="float" office:value="187" calcext:value-type="float">
            <text:p>187</text:p>
          </table:table-cell>
          <table:table-cell table:formula="of:=VLOOKUP([.A5];[$provINT.A:.C];3;0)" office:value-type="float" office:value="192" calcext:value-type="float">
            <text:p>192</text:p>
          </table:table-cell>
          <table:table-cell table:formula="of:=VLOOKUP([.A5];[$'prov CNJ'.A:.C];3;0)" office:value-type="float" office:value="183" calcext:value-type="float">
            <text:p>183</text:p>
          </table:table-cell>
          <table:table-cell table:formula="of:=+[.D5]-[.F5]" office:value-type="float" office:value="3" calcext:value-type="float">
            <text:p>3</text:p>
          </table:table-cell>
          <table:table-cell table:formula="of:=+[.E5]-[.G5]" office:value-type="float" office:value="4" calcext:value-type="float">
            <text:p>4</text:p>
          </table:table-cell>
          <table:table-cell table:formula="of:=+[.H5]/[.D5]" office:value-type="float" office:value="0.0153846153846154" calcext:value-type="float">
            <text:p>0,0153846153846154</text:p>
          </table:table-cell>
          <table:table-cell table:formula="of:=+[.I5]/[.E5]" office:value-type="float" office:value="0.0213903743315508" calcext:value-type="float">
            <text:p>0,02139037433155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TA</text:p>
          </table:table-cell>
          <table:table-cell office:value-type="string" calcext:value-type="string">
            <text:p>050-PARTIDO SOCIALISTA</text:p>
          </table:table-cell>
          <table:table-cell office:value-type="float" office:value="299" calcext:value-type="float">
            <text:p>299</text:p>
          </table:table-cell>
          <table:table-cell office:value-type="float" office:value="284" calcext:value-type="float">
            <text:p>284</text:p>
          </table:table-cell>
          <table:table-cell table:formula="of:=VLOOKUP([.A6];[$provINT.A:.C];3;0)" office:value-type="float" office:value="286" calcext:value-type="float">
            <text:p>286</text:p>
          </table:table-cell>
          <table:table-cell table:formula="of:=VLOOKUP([.A6];[$'prov CNJ'.A:.C];3;0)" office:value-type="float" office:value="272" calcext:value-type="float">
            <text:p>272</text:p>
          </table:table-cell>
          <table:table-cell table:formula="of:=+[.D6]-[.F6]" office:value-type="float" office:value="13" calcext:value-type="float">
            <text:p>13</text:p>
          </table:table-cell>
          <table:table-cell table:formula="of:=+[.E6]-[.G6]" office:value-type="float" office:value="12" calcext:value-type="float">
            <text:p>12</text:p>
          </table:table-cell>
          <table:table-cell table:formula="of:=+[.H6]/[.D6]" office:value-type="float" office:value="0.0434782608695652" calcext:value-type="float">
            <text:p>0,0434782608695652</text:p>
          </table:table-cell>
          <table:table-cell table:formula="of:=+[.I6]/[.E6]" office:value-type="float" office:value="0.0422535211267606" calcext:value-type="float">
            <text:p>0,04225352112676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PUESTA REPUBLICANA</text:p>
          </table:table-cell>
          <table:table-cell office:value-type="string" calcext:value-type="string">
            <text:p>064-PROPUESTA REPUBLICANA</text:p>
          </table:table-cell>
          <table:table-cell office:value-type="float" office:value="497" calcext:value-type="float">
            <text:p>497</text:p>
          </table:table-cell>
          <table:table-cell office:value-type="float" office:value="518" calcext:value-type="float">
            <text:p>518</text:p>
          </table:table-cell>
          <table:table-cell table:formula="of:=VLOOKUP([.A7];[$provINT.A:.C];3;0)" office:value-type="float" office:value="487" calcext:value-type="float">
            <text:p>487</text:p>
          </table:table-cell>
          <table:table-cell table:formula="of:=VLOOKUP([.A7];[$'prov CNJ'.A:.C];3;0)" office:value-type="float" office:value="508" calcext:value-type="float">
            <text:p>508</text:p>
          </table:table-cell>
          <table:table-cell table:formula="of:=+[.D7]-[.F7]" office:value-type="float" office:value="10" calcext:value-type="float">
            <text:p>10</text:p>
          </table:table-cell>
          <table:table-cell table:formula="of:=+[.E7]-[.G7]" office:value-type="float" office:value="10" calcext:value-type="float">
            <text:p>10</text:p>
          </table:table-cell>
          <table:table-cell table:formula="of:=+[.H7]/[.D7]" office:value-type="float" office:value="0.0201207243460765" calcext:value-type="float">
            <text:p>0,0201207243460765</text:p>
          </table:table-cell>
          <table:table-cell table:formula="of:=+[.I7]/[.E7]" office:value-type="float" office:value="0.0193050193050193" calcext:value-type="float">
            <text:p>0,01930501930501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OLINA</text:p>
          </table:table-cell>
          <table:table-cell office:value-type="string" calcext:value-type="string">
            <text:p>067-KOLINA</text:p>
          </table:table-cell>
          <table:table-cell office:value-type="float" office:value="892" calcext:value-type="float">
            <text:p>892</text:p>
          </table:table-cell>
          <table:table-cell office:value-type="float" office:value="925" calcext:value-type="float">
            <text:p>925</text:p>
          </table:table-cell>
          <table:table-cell table:formula="of:=VLOOKUP([.A8];[$provINT.A:.C];3;0)" office:value-type="float" office:value="874" calcext:value-type="float">
            <text:p>874</text:p>
          </table:table-cell>
          <table:table-cell table:formula="of:=VLOOKUP([.A8];[$'prov CNJ'.A:.C];3;0)" office:value-type="float" office:value="909" calcext:value-type="float">
            <text:p>909</text:p>
          </table:table-cell>
          <table:table-cell table:formula="of:=+[.D8]-[.F8]" office:value-type="float" office:value="18" calcext:value-type="float">
            <text:p>18</text:p>
          </table:table-cell>
          <table:table-cell table:formula="of:=+[.E8]-[.G8]" office:value-type="float" office:value="16" calcext:value-type="float">
            <text:p>16</text:p>
          </table:table-cell>
          <table:table-cell table:formula="of:=+[.H8]/[.D8]" office:value-type="float" office:value="0.0201793721973094" calcext:value-type="float">
            <text:p>0,0201793721973094</text:p>
          </table:table-cell>
          <table:table-cell table:formula="of:=+[.I8]/[.E8]" office:value-type="float" office:value="0.0172972972972973" calcext:value-type="float">
            <text:p>0,01729729729729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STRUMENTO ELECTORAL POR LA UNIDAD POPULAR</text:p>
          </table:table-cell>
          <table:table-cell office:value-type="string" calcext:value-type="string">
            <text:p>072-INSTRUMENTO ELECTORAL POR LA UNIDAD POPULAR</text:p>
          </table:table-cell>
          <table:table-cell office:value-type="float" office:value="1466" calcext:value-type="float">
            <text:p>1466</text:p>
          </table:table-cell>
          <table:table-cell office:value-type="float" office:value="1446" calcext:value-type="float">
            <text:p>1446</text:p>
          </table:table-cell>
          <table:table-cell table:formula="of:=VLOOKUP([.A9];[$provINT.A:.C];3;0)" office:value-type="float" office:value="1430" calcext:value-type="float">
            <text:p>1430</text:p>
          </table:table-cell>
          <table:table-cell table:formula="of:=VLOOKUP([.A9];[$'prov CNJ'.A:.C];3;0)" office:value-type="float" office:value="1413" calcext:value-type="float">
            <text:p>1413</text:p>
          </table:table-cell>
          <table:table-cell table:formula="of:=+[.D9]-[.F9]" office:value-type="float" office:value="36" calcext:value-type="float">
            <text:p>36</text:p>
          </table:table-cell>
          <table:table-cell table:formula="of:=+[.E9]-[.G9]" office:value-type="float" office:value="33" calcext:value-type="float">
            <text:p>33</text:p>
          </table:table-cell>
          <table:table-cell table:formula="of:=+[.H9]/[.D9]" office:value-type="float" office:value="0.0245566166439291" calcext:value-type="float">
            <text:p>0,0245566166439291</text:p>
          </table:table-cell>
          <table:table-cell table:formula="of:=+[.I9]/[.E9]" office:value-type="float" office:value="0.0228215767634855" calcext:value-type="float">
            <text:p>0,02282157676348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UEVO COMPROMISO NEUQUINO</text:p>
          </table:table-cell>
          <table:table-cell office:value-type="string" calcext:value-type="string">
            <text:p>180-NUEVO COMPROMISO NEUQUINO</text:p>
          </table:table-cell>
          <table:table-cell office:value-type="float" office:value="534" calcext:value-type="float">
            <text:p>534</text:p>
          </table:table-cell>
          <table:table-cell office:value-type="float" office:value="556" calcext:value-type="float">
            <text:p>556</text:p>
          </table:table-cell>
          <table:table-cell table:formula="of:=VLOOKUP([.A10];[$provINT.A:.C];3;0)" office:value-type="float" office:value="518" calcext:value-type="float">
            <text:p>518</text:p>
          </table:table-cell>
          <table:table-cell table:formula="of:=VLOOKUP([.A10];[$'prov CNJ'.A:.C];3;0)" office:value-type="float" office:value="540" calcext:value-type="float">
            <text:p>540</text:p>
          </table:table-cell>
          <table:table-cell table:formula="of:=+[.D10]-[.F10]" office:value-type="float" office:value="16" calcext:value-type="float">
            <text:p>16</text:p>
          </table:table-cell>
          <table:table-cell table:formula="of:=+[.E10]-[.G10]" office:value-type="float" office:value="16" calcext:value-type="float">
            <text:p>16</text:p>
          </table:table-cell>
          <table:table-cell table:formula="of:=+[.H10]/[.D10]" office:value-type="float" office:value="0.0299625468164794" calcext:value-type="float">
            <text:p>0,0299625468164794</text:p>
          </table:table-cell>
          <table:table-cell table:formula="of:=+[.I10]/[.E10]" office:value-type="float" office:value="0.0287769784172662" calcext:value-type="float">
            <text:p>0,02877697841726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SARROLLO CIUDADANO</text:p>
          </table:table-cell>
          <table:table-cell office:value-type="string" calcext:value-type="string">
            <text:p>190-DESARROLLO CIUDADANO</text:p>
          </table:table-cell>
          <table:table-cell office:value-type="float" office:value="854" calcext:value-type="float">
            <text:p>854</text:p>
          </table:table-cell>
          <table:table-cell office:value-type="float" office:value="890" calcext:value-type="float">
            <text:p>890</text:p>
          </table:table-cell>
          <table:table-cell table:formula="of:=VLOOKUP([.A11];[$provINT.A:.C];3;0)" office:value-type="float" office:value="836" calcext:value-type="float">
            <text:p>836</text:p>
          </table:table-cell>
          <table:table-cell table:formula="of:=VLOOKUP([.A11];[$'prov CNJ'.A:.C];3;0)" office:value-type="float" office:value="872" calcext:value-type="float">
            <text:p>872</text:p>
          </table:table-cell>
          <table:table-cell table:formula="of:=+[.D11]-[.F11]" office:value-type="float" office:value="18" calcext:value-type="float">
            <text:p>18</text:p>
          </table:table-cell>
          <table:table-cell table:formula="of:=+[.E11]-[.G11]" office:value-type="float" office:value="18" calcext:value-type="float">
            <text:p>18</text:p>
          </table:table-cell>
          <table:table-cell table:formula="of:=+[.H11]/[.D11]" office:value-type="float" office:value="0.0210772833723653" calcext:value-type="float">
            <text:p>0,0210772833723653</text:p>
          </table:table-cell>
          <table:table-cell table:formula="of:=+[.I11]/[.E11]" office:value-type="float" office:value="0.0202247191011236" calcext:value-type="float">
            <text:p>0,02022471910112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191-COMUNIDAD</text:p>
          </table:table-cell>
          <table:table-cell office:value-type="float" office:value="1549" calcext:value-type="float">
            <text:p>1549</text:p>
          </table:table-cell>
          <table:table-cell office:value-type="float" office:value="1481" calcext:value-type="float">
            <text:p>1481</text:p>
          </table:table-cell>
          <table:table-cell table:formula="of:=VLOOKUP([.A12];[$provINT.A:.C];3;0)" office:value-type="float" office:value="1505" calcext:value-type="float">
            <text:p>1505</text:p>
          </table:table-cell>
          <table:table-cell table:formula="of:=VLOOKUP([.A12];[$'prov CNJ'.A:.C];3;0)" office:value-type="float" office:value="1440" calcext:value-type="float">
            <text:p>1440</text:p>
          </table:table-cell>
          <table:table-cell table:formula="of:=+[.D12]-[.F12]" office:value-type="float" office:value="44" calcext:value-type="float">
            <text:p>44</text:p>
          </table:table-cell>
          <table:table-cell table:formula="of:=+[.E12]-[.G12]" office:value-type="float" office:value="41" calcext:value-type="float">
            <text:p>41</text:p>
          </table:table-cell>
          <table:table-cell table:formula="of:=+[.H12]/[.D12]" office:value-type="float" office:value="0.0284054228534538" calcext:value-type="float">
            <text:p>0,0284054228534538</text:p>
          </table:table-cell>
          <table:table-cell table:formula="of:=+[.I12]/[.E12]" office:value-type="float" office:value="0.0276839972991222" calcext:value-type="float">
            <text:p>0,02768399729912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ANZAR NEUQUEN</text:p>
          </table:table-cell>
          <table:table-cell office:value-type="string" calcext:value-type="string">
            <text:p>192 AVANZAR NEUQUEN</text:p>
          </table:table-cell>
          <table:table-cell office:value-type="float" office:value="733" calcext:value-type="float">
            <text:p>733</text:p>
          </table:table-cell>
          <table:table-cell office:value-type="float" office:value="785" calcext:value-type="float">
            <text:p>785</text:p>
          </table:table-cell>
          <table:table-cell table:formula="of:=VLOOKUP([.A13];[$provINT.A:.C];3;0)" office:value-type="float" office:value="719" calcext:value-type="float">
            <text:p>719</text:p>
          </table:table-cell>
          <table:table-cell table:formula="of:=VLOOKUP([.A13];[$'prov CNJ'.A:.C];3;0)" office:value-type="float" office:value="761" calcext:value-type="float">
            <text:p>761</text:p>
          </table:table-cell>
          <table:table-cell table:formula="of:=+[.D13]-[.F13]" office:value-type="float" office:value="14" calcext:value-type="float">
            <text:p>14</text:p>
          </table:table-cell>
          <table:table-cell table:formula="of:=+[.E13]-[.G13]" office:value-type="float" office:value="24" calcext:value-type="float">
            <text:p>24</text:p>
          </table:table-cell>
          <table:table-cell table:formula="of:=+[.H13]/[.D13]" office:value-type="float" office:value="0.0190995907230559" calcext:value-type="float">
            <text:p>0,0190995907230559</text:p>
          </table:table-cell>
          <table:table-cell table:formula="of:=+[.I13]/[.E13]" office:value-type="float" office:value="0.0305732484076433" calcext:value-type="float">
            <text:p>0,03057324840764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RRIBA NEUQUEN</text:p>
          </table:table-cell>
          <table:table-cell office:value-type="string" calcext:value-type="string">
            <text:p>193-ARRIBA NEUQUEN</text:p>
          </table:table-cell>
          <table:table-cell office:value-type="float" office:value="514" calcext:value-type="float">
            <text:p>514</text:p>
          </table:table-cell>
          <table:table-cell office:value-type="float" office:value="534" calcext:value-type="float">
            <text:p>534</text:p>
          </table:table-cell>
          <table:table-cell table:formula="of:=VLOOKUP([.A14];[$provINT.A:.C];3;0)" office:value-type="float" office:value="501" calcext:value-type="float">
            <text:p>501</text:p>
          </table:table-cell>
          <table:table-cell table:formula="of:=VLOOKUP([.A14];[$'prov CNJ'.A:.C];3;0)" office:value-type="float" office:value="521" calcext:value-type="float">
            <text:p>521</text:p>
          </table:table-cell>
          <table:table-cell table:formula="of:=+[.D14]-[.F14]" office:value-type="float" office:value="13" calcext:value-type="float">
            <text:p>13</text:p>
          </table:table-cell>
          <table:table-cell table:formula="of:=+[.E14]-[.G14]" office:value-type="float" office:value="13" calcext:value-type="float">
            <text:p>13</text:p>
          </table:table-cell>
          <table:table-cell table:formula="of:=+[.H14]/[.D14]" office:value-type="float" office:value="0.0252918287937743" calcext:value-type="float">
            <text:p>0,0252918287937743</text:p>
          </table:table-cell>
          <table:table-cell table:formula="of:=+[.I14]/[.E14]" office:value-type="float" office:value="0.0243445692883895" calcext:value-type="float">
            <text:p>0,024344569288389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LIANZA TODOS POR CUTRAL CO</text:p>
          </table:table-cell>
          <table:table-cell office:value-type="string" calcext:value-type="string">
            <text:p>677-ALIANZA TODOS POR CUTRAL CO</text:p>
          </table:table-cell>
          <table:table-cell office:value-type="float" office:value="8223" calcext:value-type="float">
            <text:p>8223</text:p>
          </table:table-cell>
          <table:table-cell office:value-type="float" office:value="7957" calcext:value-type="float">
            <text:p>7957</text:p>
          </table:table-cell>
          <table:table-cell table:formula="of:=VLOOKUP([.A15];[$provINT.A:.C];3;0)" office:value-type="float" office:value="8050" calcext:value-type="float">
            <text:p>8050</text:p>
          </table:table-cell>
          <table:table-cell table:formula="of:=VLOOKUP([.A15];[$'prov CNJ'.A:.C];3;0)" office:value-type="float" office:value="7797" calcext:value-type="float">
            <text:p>7797</text:p>
          </table:table-cell>
          <table:table-cell table:formula="of:=+[.D15]-[.F15]" office:value-type="float" office:value="173" calcext:value-type="float">
            <text:p>173</text:p>
          </table:table-cell>
          <table:table-cell table:formula="of:=+[.E15]-[.G15]" office:value-type="float" office:value="160" calcext:value-type="float">
            <text:p>160</text:p>
          </table:table-cell>
          <table:table-cell table:formula="of:=+[.H15]/[.D15]" office:value-type="float" office:value="0.0210385504073939" calcext:value-type="float">
            <text:p>0,0210385504073939</text:p>
          </table:table-cell>
          <table:table-cell table:formula="of:=+[.I15]/[.E15]" office:value-type="float" office:value="0.0201080809350258" calcext:value-type="float">
            <text:p>0,02010808093502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LIANZA FRENTE DE IZQUIERDA Y TRABAJADORES UNIDAD</text:p>
          </table:table-cell>
          <table:table-cell office:value-type="string" calcext:value-type="string">
            <text:p>678-ALIANZA FRENTE DE IZQUIERDA Y TRABAJADORES UNIDAD</text:p>
          </table:table-cell>
          <table:table-cell office:value-type="float" office:value="618" calcext:value-type="float">
            <text:p>618</text:p>
          </table:table-cell>
          <table:table-cell office:value-type="float" office:value="660" calcext:value-type="float">
            <text:p>660</text:p>
          </table:table-cell>
          <table:table-cell table:formula="of:=VLOOKUP([.A16];[$provINT.A:.C];3;0)" office:value-type="float" office:value="603" calcext:value-type="float">
            <text:p>603</text:p>
          </table:table-cell>
          <table:table-cell table:formula="of:=VLOOKUP([.A16];[$'prov CNJ'.A:.C];3;0)" office:value-type="float" office:value="646" calcext:value-type="float">
            <text:p>646</text:p>
          </table:table-cell>
          <table:table-cell table:formula="of:=+[.D16]-[.F16]" office:value-type="float" office:value="15" calcext:value-type="float">
            <text:p>15</text:p>
          </table:table-cell>
          <table:table-cell table:formula="of:=+[.E16]-[.G16]" office:value-type="float" office:value="14" calcext:value-type="float">
            <text:p>14</text:p>
          </table:table-cell>
          <table:table-cell table:formula="of:=+[.H16]/[.D16]" office:value-type="float" office:value="0.0242718446601942" calcext:value-type="float">
            <text:p>0,0242718446601942</text:p>
          </table:table-cell>
          <table:table-cell table:formula="of:=+[.I16]/[.E16]" office:value-type="float" office:value="0.0212121212121212" calcext:value-type="float">
            <text:p>0,021212121212121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LIANZA JUNTOS POR EL CAMBIO NEUQUEN</text:p>
          </table:table-cell>
          <table:table-cell office:value-type="string" calcext:value-type="string">
            <text:p>681-ALIANZA JUNTOS POR EL CAMBIO NEUQUEN</text:p>
          </table:table-cell>
          <table:table-cell office:value-type="float" office:value="635" calcext:value-type="float">
            <text:p>635</text:p>
          </table:table-cell>
          <table:table-cell office:value-type="float" office:value="610" calcext:value-type="float">
            <text:p>610</text:p>
          </table:table-cell>
          <table:table-cell table:formula="of:=VLOOKUP([.A17];[$provINT.A:.C];3;0)" office:value-type="float" office:value="622" calcext:value-type="float">
            <text:p>622</text:p>
          </table:table-cell>
          <table:table-cell table:formula="of:=VLOOKUP([.A17];[$'prov CNJ'.A:.C];3;0)" office:value-type="float" office:value="595" calcext:value-type="float">
            <text:p>595</text:p>
          </table:table-cell>
          <table:table-cell table:formula="of:=+[.D17]-[.F17]" office:value-type="float" office:value="13" calcext:value-type="float">
            <text:p>13</text:p>
          </table:table-cell>
          <table:table-cell table:formula="of:=+[.E17]-[.G17]" office:value-type="float" office:value="15" calcext:value-type="float">
            <text:p>15</text:p>
          </table:table-cell>
          <table:table-cell table:formula="of:=+[.H17]/[.D17]" office:value-type="float" office:value="0.0204724409448819" calcext:value-type="float">
            <text:p>0,0204724409448819</text:p>
          </table:table-cell>
          <table:table-cell table:formula="of:=+[.I17]/[.E17]" office:value-type="float" office:value="0.0245901639344262" calcext:value-type="float">
            <text:p>0,024590163934426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RENTE SOCIAL POR LA DIGNIDAD</text:p>
          </table:table-cell>
          <table:table-cell office:value-type="string" calcext:value-type="string">
            <text:p>842-FRENTE SOCIAL POR LA DIGNIDAD</text:p>
          </table:table-cell>
          <table:table-cell office:value-type="float" office:value="1022" calcext:value-type="float">
            <text:p>1022</text:p>
          </table:table-cell>
          <table:table-cell office:value-type="float" office:value="1165" calcext:value-type="float">
            <text:p>1165</text:p>
          </table:table-cell>
          <table:table-cell table:formula="of:=VLOOKUP([.A18];[$provINT.A:.C];3;0)" office:value-type="float" office:value="994" calcext:value-type="float">
            <text:p>994</text:p>
          </table:table-cell>
          <table:table-cell table:formula="of:=VLOOKUP([.A18];[$'prov CNJ'.A:.C];3;0)" office:value-type="float" office:value="1135" calcext:value-type="float">
            <text:p>1135</text:p>
          </table:table-cell>
          <table:table-cell table:formula="of:=+[.D18]-[.F18]" office:value-type="float" office:value="28" calcext:value-type="float">
            <text:p>28</text:p>
          </table:table-cell>
          <table:table-cell table:formula="of:=+[.E18]-[.G18]" office:value-type="float" office:value="30" calcext:value-type="float">
            <text:p>30</text:p>
          </table:table-cell>
          <table:table-cell table:formula="of:=+[.H18]/[.D18]" office:value-type="float" office:value="0.0273972602739726" calcext:value-type="float">
            <text:p>0,0273972602739726</text:p>
          </table:table-cell>
          <table:table-cell table:formula="of:=+[.I18]/[.E18]" office:value-type="float" office:value="0.0257510729613734" calcext:value-type="float">
            <text:p>0,02575107296137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RENTE SOCIAL COMUNITARIO</text:p>
          </table:table-cell>
          <table:table-cell office:value-type="string" calcext:value-type="string">
            <text:p>847-FRENTE SOCIAL COMUNITARIO</text:p>
          </table:table-cell>
          <table:table-cell office:value-type="float" office:value="1171" calcext:value-type="float">
            <text:p>1171</text:p>
          </table:table-cell>
          <table:table-cell office:value-type="float" office:value="1093" calcext:value-type="float">
            <text:p>1093</text:p>
          </table:table-cell>
          <table:table-cell table:formula="of:=VLOOKUP([.A19];[$provINT.A:.C];3;0)" office:value-type="float" office:value="1152" calcext:value-type="float">
            <text:p>1152</text:p>
          </table:table-cell>
          <table:table-cell table:formula="of:=VLOOKUP([.A19];[$'prov CNJ'.A:.C];3;0)" office:value-type="float" office:value="1068" calcext:value-type="float">
            <text:p>1068</text:p>
          </table:table-cell>
          <table:table-cell table:formula="of:=+[.D19]-[.F19]" office:value-type="float" office:value="19" calcext:value-type="float">
            <text:p>19</text:p>
          </table:table-cell>
          <table:table-cell table:formula="of:=+[.E19]-[.G19]" office:value-type="float" office:value="25" calcext:value-type="float">
            <text:p>25</text:p>
          </table:table-cell>
          <table:table-cell table:formula="of:=+[.H19]/[.D19]" office:value-type="float" office:value="0.0162254483347566" calcext:value-type="float">
            <text:p>0,0162254483347566</text:p>
          </table:table-cell>
          <table:table-cell table:formula="of:=+[.I19]/[.E19]" office:value-type="float" office:value="0.0228728270814273" calcext:value-type="float">
            <text:p>0,022872827081427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RENTE INTEGRADOR NEUQUINO</text:p>
          </table:table-cell>
          <table:table-cell office:value-type="string" calcext:value-type="string">
            <text:p>863-FRENTE INTEGRADOR NEUQUINO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table:formula="of:=VLOOKUP([.A20];[$provINT.A:.C];3;0)" office:value-type="float" office:value="324" calcext:value-type="float">
            <text:p>324</text:p>
          </table:table-cell>
          <table:table-cell table:formula="of:=VLOOKUP([.A20];[$'prov CNJ'.A:.C];3;0)" office:value-type="float" office:value="318" calcext:value-type="float">
            <text:p>318</text:p>
          </table:table-cell>
          <table:table-cell table:formula="of:=+[.D20]-[.F20]" office:value-type="float" office:value="5" calcext:value-type="float">
            <text:p>5</text:p>
          </table:table-cell>
          <table:table-cell table:formula="of:=+[.E20]-[.G20]" office:value-type="float" office:value="5" calcext:value-type="float">
            <text:p>5</text:p>
          </table:table-cell>
          <table:table-cell table:formula="of:=+[.H20]/[.D20]" office:value-type="float" office:value="0.0151975683890578" calcext:value-type="float">
            <text:p>0,0151975683890578</text:p>
          </table:table-cell>
          <table:table-cell table:formula="of:=+[.I20]/[.E20]" office:value-type="float" office:value="0.0154798761609907" calcext:value-type="float">
            <text:p>0,015479876160990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ENERGIA CIUDADANA</text:p>
          </table:table-cell>
          <table:table-cell office:value-type="string" calcext:value-type="string">
            <text:p>914-ENERGIA CIUDADANA</text:p>
          </table:table-cell>
          <table:table-cell office:value-type="float" office:value="1081" calcext:value-type="float">
            <text:p>1081</text:p>
          </table:table-cell>
          <table:table-cell office:value-type="float" office:value="1127" calcext:value-type="float">
            <text:p>1127</text:p>
          </table:table-cell>
          <table:table-cell table:formula="of:=VLOOKUP([.A21];[$provINT.A:.C];3;0)" office:value-type="float" office:value="1066" calcext:value-type="float">
            <text:p>1066</text:p>
          </table:table-cell>
          <table:table-cell table:formula="of:=VLOOKUP([.A21];[$'prov CNJ'.A:.C];3;0)" office:value-type="float" office:value="1111" calcext:value-type="float">
            <text:p>1111</text:p>
          </table:table-cell>
          <table:table-cell table:formula="of:=+[.D21]-[.F21]" office:value-type="float" office:value="15" calcext:value-type="float">
            <text:p>15</text:p>
          </table:table-cell>
          <table:table-cell table:formula="of:=+[.E21]-[.G21]" office:value-type="float" office:value="16" calcext:value-type="float">
            <text:p>16</text:p>
          </table:table-cell>
          <table:table-cell table:formula="of:=+[.H21]/[.D21]" office:value-type="float" office:value="0.0138760407030527" calcext:value-type="float">
            <text:p>0,0138760407030527</text:p>
          </table:table-cell>
          <table:table-cell table:formula="of:=+[.I21]/[.E21]" office:value-type="float" office:value="0.0141969831410825" calcext:value-type="float">
            <text:p>0,0141969831410825</text:p>
          </table:table-cell>
        </table:table-row>
        <table:table-row table:style-name="ro1">
          <table:table-cell office:value-type="string" calcext:value-type="string">
            <text:p>BLC</text:p>
          </table:table-cell>
          <table:table-cell table:number-columns-repeated="2" office:value-type="string" calcext:value-type="string">
            <text:p>Votos en Blanco</text:p>
          </table:table-cell>
          <table:table-cell office:value-type="float" office:value="426" calcext:value-type="float">
            <text:p>426</text:p>
          </table:table-cell>
          <table:table-cell office:value-type="float" office:value="178" calcext:value-type="float">
            <text:p>178</text:p>
          </table:table-cell>
          <table:table-cell table:formula="of:=VLOOKUP([.A22];[$provINT.A:.C];3;0)" office:value-type="float" office:value="574" calcext:value-type="float">
            <text:p>574</text:p>
          </table:table-cell>
          <table:table-cell table:formula="of:=VLOOKUP([.A22];[$'prov CNJ'.A:.C];3;0)" office:value-type="float" office:value="707" calcext:value-type="float">
            <text:p>707</text:p>
          </table:table-cell>
          <table:table-cell table:formula="of:=+[.D22]-[.F22]" office:value-type="float" office:value="-148" calcext:value-type="float">
            <text:p>-148</text:p>
          </table:table-cell>
          <table:table-cell table:formula="of:=+[.E22]-[.G22]" office:value-type="float" office:value="-529" calcext:value-type="float">
            <text:p>-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</text:p>
          </table:table-cell>
          <table:table-cell table:number-columns-repeated="2" office:value-type="string" calcext:value-type="string">
            <text:p>Votos Nulos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+[.D23]-[.F23]" office:value-type="float" office:value="9" calcext:value-type="float">
            <text:p>9</text:p>
          </table:table-cell>
          <table:table-cell table:formula="of:=+[.E23]-[.G23]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</text:p>
          </table:table-cell>
          <table:table-cell table:number-columns-repeated="2" office:value-type="string" calcext:value-type="string">
            <text:p>Observado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VLOOKUP([.A24];[$provINT.A:.C];3;0)" office:value-type="float" office:value="17" calcext:value-type="float">
            <text:p>17</text:p>
          </table:table-cell>
          <table:table-cell table:formula="of:=VLOOKUP([.A24];[$'prov CNJ'.A:.C];3;0)" office:value-type="float" office:value="17" calcext:value-type="float">
            <text:p>17</text:p>
          </table:table-cell>
          <table:table-cell table:formula="of:=+[.D24]-[.F24]" office:value-type="float" office:value="-17" calcext:value-type="float">
            <text:p>-17</text:p>
          </table:table-cell>
          <table:table-cell table:formula="of:=+[.E24]-[.G24]" office:value-type="float" office:value="-17" calcext:value-type="float">
            <text:p>-17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OTAL DE VOTOS</text:p>
          </table:table-cell>
          <table:table-cell office:value-type="float" office:value="23093" calcext:value-type="float">
            <text:p>23093</text:p>
          </table:table-cell>
          <table:table-cell office:value-type="float" office:value="22957" calcext:value-type="float">
            <text:p>22957</text:p>
          </table:table-cell>
          <table:table-cell table:formula="of:=SUM([.F2:.F24])" office:value-type="float" office:value="23175" calcext:value-type="float">
            <text:p>23175</text:p>
          </table:table-cell>
          <table:table-cell table:formula="of:=SUM([.G2:.G24])" office:value-type="float" office:value="23175" calcext:value-type="float">
            <text:p>23175</text:p>
          </table:table-cell>
          <table:table-cell table:formula="of:=+[.D25]-[.F25]" office:value-type="float" office:value="-82" calcext:value-type="float">
            <text:p>-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23])" office:value-type="float" office:value="23528" calcext:value-type="float">
            <text:p>23528</text:p>
          </table:table-cell>
          <table:table-cell table:formula="of:=SUM([.E2:.E23])" office:value-type="float" office:value="23144" calcext:value-type="float">
            <text:p>23144</text:p>
          </table:table-cell>
          <table:table-cell table:number-columns-repeated="6"/>
        </table:table-row>
      </table:table>
      <table:table table:name="prov CNJ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d_candidatura</text:p>
          </table:table-cell>
          <table:table-cell office:value-type="string" calcext:value-type="string">
            <text:p>descripcion_candidatura</text:p>
          </table:table-cell>
          <table:table-cell office:value-type="string" calcext:value-type="string">
            <text:p>cant_vo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MIENTO DE INTEGRACION Y DESARROLLO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UEVO COMPROMISO NEUQUINO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SARROLLO CIUDADANO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OMUNIDAD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ANZAR NEUQUEN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RRIBA NEUQUEN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NION POPULAR FEDERAL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VIMIENTO LIBRES DEL SUR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ENTE GRANDE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T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PUESTA REPUBLICANA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OLINA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LIANZA TODOS POR CUTRAL CO</text:p>
          </table:table-cell>
          <table:table-cell office:value-type="float" office:value="7797" calcext:value-type="float">
            <text:p>779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LIANZA FRENTE DE IZQUIERDA Y TRABAJADORES UNIDAD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LIANZA JUNTOS POR EL CAMBIO NEUQUEN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STRUMENTO ELECTORAL POR LA UNIDAD POPULAR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RENTE SOCIAL POR LA DIGNIDAD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RENTE SOCIAL COMUNITARIO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RENTE INTEGRADOR NEUQUINO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ENERGIA CIUDADANA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LC</text:p>
          </table:table-cell>
          <table:table-cell office:value-type="string" calcext:value-type="string">
            <text:p>Voto en Blanco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Votos Impugna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Total Observados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provINT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d_candidatura</text:p>
          </table:table-cell>
          <table:table-cell office:value-type="string" calcext:value-type="string">
            <text:p>descripcion_candidatura</text:p>
          </table:table-cell>
          <table:table-cell office:value-type="string" calcext:value-type="string">
            <text:p>cant_vo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MIENTO DE INTEGRACION Y DESARROLLO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UEVO COMPROMISO NEUQUINO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DESARROLLO CIUDADANO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OMUNIDAD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VANZAR NEUQUEN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RRIBA NEUQUEN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NION POPULAR FEDERAL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VIMIENTO LIBRES DEL SUR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RENTE GRANDE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TIDO SOCIALISTA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ROPUESTA REPUBLICANA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OLINA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LIANZA TODOS POR CUTRAL CO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ALIANZA FRENTE DE IZQUIERDA Y TRABAJADORES UNIDAD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LIANZA JUNTOS POR EL CAMBIO NEUQUEN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NSTRUMENTO ELECTORAL POR LA UNIDAD POPULAR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FRENTE SOCIAL POR LA DIGNIDAD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RENTE SOCIAL COMUNITARIO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RENTE INTEGRADOR NEUQUINO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ENERGIA CIUDADANA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BLC</text:p>
          </table:table-cell>
          <table:table-cell office:value-type="string" calcext:value-type="string">
            <text:p>Voto en Blanco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IMP</text:p>
          </table:table-cell>
          <table:table-cell office:value-type="string" calcext:value-type="string">
            <text:p>Votos Impugnad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</text:p>
          </table:table-cell>
          <table:table-cell office:value-type="string" calcext:value-type="string">
            <text:p>Total Observados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6T21:16:56.131864976</dc:date>
    <meta:editing-duration>PT25M26S</meta:editing-duration>
    <meta:editing-cycles>1</meta:editing-cycles>
    <meta:document-statistic meta:table-count="3" meta:cell-count="406" meta:object-count="0"/>
    <meta:generator>LibreOffice/7.5.4.2$Linux_X86_64 LibreOffice_project/50$Build-2</meta:generator>
  </office:meta>
</office:document-meta>
</file>